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f43bf" officeooo:paragraph-rsid="000f43bf"/>
    </style:style>
    <style:style style:name="P2" style:family="paragraph" style:parent-style-name="Standard">
      <style:text-properties style:text-underline-style="solid" style:text-underline-width="auto" style:text-underline-color="font-color" officeooo:rsid="001341e1" officeooo:paragraph-rsid="000f43bf"/>
    </style:style>
    <style:style style:name="P3" style:family="paragraph" style:parent-style-name="Standard">
      <style:text-properties style:text-underline-style="solid" style:text-underline-width="auto" style:text-underline-color="font-color" officeooo:rsid="0013c0e4" officeooo:paragraph-rsid="0013c0e4"/>
    </style:style>
    <style:style style:name="P4" style:family="paragraph" style:parent-style-name="Standard">
      <style:text-properties style:text-underline-style="none" officeooo:rsid="0015f42a" officeooo:paragraph-rsid="0015f42a"/>
    </style:style>
    <style:style style:name="P5" style:family="paragraph" style:parent-style-name="Standard">
      <style:text-properties style:text-underline-style="none" officeooo:rsid="001a30de" officeooo:paragraph-rsid="002ce9c3"/>
    </style:style>
    <style:style style:name="P6" style:family="paragraph" style:parent-style-name="Footnote">
      <style:text-properties officeooo:rsid="0025c615" officeooo:paragraph-rsid="0025c615"/>
    </style:style>
    <style:style style:name="P7" style:family="paragraph" style:parent-style-name="Standard">
      <style:text-properties style:text-underline-style="none" officeooo:rsid="002af8c9" officeooo:paragraph-rsid="002ce9c3"/>
    </style:style>
    <style:style style:name="P8" style:family="paragraph" style:parent-style-name="Standard">
      <style:text-properties style:text-underline-style="none" officeooo:rsid="001a30de" officeooo:paragraph-rsid="001a30de"/>
    </style:style>
    <style:style style:name="P9" style:family="paragraph" style:parent-style-name="Standard">
      <style:text-properties style:text-underline-style="none" officeooo:rsid="0029615d" officeooo:paragraph-rsid="0029615d"/>
    </style:style>
    <style:style style:name="P10" style:family="paragraph" style:parent-style-name="Standard">
      <style:paragraph-properties fo:margin-left="0cm" fo:text-indent="0cm" style:auto-text-indent="false"/>
      <style:text-properties style:text-underline-style="none" officeooo:rsid="001345d7" officeooo:paragraph-rsid="001345d7"/>
    </style:style>
    <style:style style:name="T1" style:family="text">
      <style:text-properties style:text-underline-style="none" fo:font-weight="bold" officeooo:rsid="0011fcc5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bold" officeooo:rsid="001255c7" style:font-weight-asian="bold" style:font-weight-complex="bold"/>
    </style:style>
    <style:style style:name="T4" style:family="text">
      <style:text-properties style:text-underline-style="none" fo:font-weight="bold" officeooo:rsid="001341e1" style:font-weight-asian="bold" style:font-weight-complex="bold"/>
    </style:style>
    <style:style style:name="T5" style:family="text">
      <style:text-properties style:text-underline-style="none" fo:font-weight="bold" officeooo:rsid="001503bc" style:font-weight-asian="bold" style:font-weight-complex="bold"/>
    </style:style>
    <style:style style:name="T6" style:family="text">
      <style:text-properties style:text-underline-style="none" fo:font-weight="bold" officeooo:rsid="0014babd" style:font-weight-asian="bold" style:font-weight-complex="bold"/>
    </style:style>
    <style:style style:name="T7" style:family="text">
      <style:text-properties style:text-underline-style="none" fo:font-weight="bold" officeooo:rsid="0017c837" style:font-weight-asian="bold" style:font-weight-complex="bold"/>
    </style:style>
    <style:style style:name="T8" style:family="text">
      <style:text-properties officeooo:rsid="0027c51a"/>
    </style:style>
    <style:style style:name="T9" style:family="text">
      <style:text-properties officeooo:rsid="001826ad"/>
    </style:style>
    <style:style style:name="T10" style:family="text">
      <style:text-properties officeooo:rsid="001856e5"/>
    </style:style>
    <style:style style:name="T11" style:family="text">
      <style:text-properties officeooo:rsid="001f7763"/>
    </style:style>
    <style:style style:name="T12" style:family="text">
      <style:text-properties officeooo:rsid="0019eb21"/>
    </style:style>
    <style:style style:name="T13" style:family="text">
      <style:text-properties officeooo:rsid="001c0667"/>
    </style:style>
    <style:style style:name="T14" style:family="text">
      <style:text-properties officeooo:rsid="001f52be"/>
    </style:style>
    <style:style style:name="T15" style:family="text">
      <style:text-properties officeooo:rsid="001a1f51"/>
    </style:style>
    <style:style style:name="T16" style:family="text">
      <style:text-properties officeooo:rsid="001e2ffc"/>
    </style:style>
    <style:style style:name="T17" style:family="text">
      <style:text-properties officeooo:rsid="0021983c"/>
    </style:style>
    <style:style style:name="T18" style:family="text">
      <style:text-properties officeooo:rsid="002326b0"/>
    </style:style>
    <style:style style:name="T19" style:family="text">
      <style:text-properties officeooo:rsid="00234392"/>
    </style:style>
    <style:style style:name="T20" style:family="text">
      <style:text-properties officeooo:rsid="00246a5b"/>
    </style:style>
    <style:style style:name="T21" style:family="text">
      <style:text-properties officeooo:rsid="0025ef7a"/>
    </style:style>
    <style:style style:name="T22" style:family="text">
      <style:text-properties officeooo:rsid="0025c615"/>
    </style:style>
    <style:style style:name="T23" style:family="text">
      <style:text-properties officeooo:rsid="00264d16"/>
    </style:style>
    <style:style style:name="T24" style:family="text">
      <style:text-properties officeooo:rsid="002953ea"/>
    </style:style>
    <style:style style:name="T25" style:family="text">
      <style:text-properties officeooo:rsid="002af8c9"/>
    </style:style>
    <style:style style:name="T26" style:family="text">
      <style:text-properties officeooo:rsid="002ce9c3"/>
    </style:style>
    <style:style style:name="T27" style:family="text">
      <style:text-properties officeooo:rsid="002dc859"/>
    </style:style>
    <style:style style:name="T28" style:family="text">
      <style:text-properties officeooo:rsid="002d1def"/>
    </style:style>
    <style:style style:name="T29" style:family="text">
      <style:text-properties officeooo:rsid="0013c0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ecromancing</text:span><text:span text:style-name="T2"> Diels: </text:span><text:span text:style-name="T3">computerising </text:span><text:span text:style-name="T4">the </text:span><text:span text:style-name="T3">phonological analysis of </text:span><text:span text:style-name="T5">early Slavonic</text:span><text:span text:style-name="T3"> texts using</text:span><text:span text:style-name="T6"> existing</text:span><text:span text:style-name="T3"> treebank dat</text:span><text:span text:style-name="T3">a</text:span><text:span text:style-name="T7"> and a Late Common Slavonic computerised inflectional morphology</text:span></text:p>
      <text:p text:style-name="P2"/>
      <text:p text:style-name="P3">0. Introduction</text:p>
      <text:p text:style-name="P4"><text:span text:style-name="T8"><text:tab/></text:span>Much progress has been made in the last twenty years in early Slavonic corpus linguistics<text:span text:style-name="T9"> as a result of the</text:span><text:span text:style-name="T10"> Old Church Slavonic part of the</text:span><text:span text:style-name="T9"> PROIEL project</text:span><text:span text:style-name="T10"> (REFERENCE)</text:span><text:span text:style-name="T9"> </text:span><text:span text:style-name="T10">and its subsequent expansion as the TOROT treebank (Eckhoff &amp; Berdičevskis 2015), such that currently just over 240,000 words of canonical OCS have been manually lemmatised, </text:span><text:span text:style-name="T11">part-of-speech and </text:span><text:span text:style-name="T10">morphologically-tagged, and syntactically parsed. The </text:span><text:span text:style-name="T12">focus</text:span><text:span text:style-name="T10"> of these projects, however, has been</text:span><text:span text:style-name="T12"> exclusively on the higher-level linguistic domains of syntax, semantics, and pragmatics</text:span><text:span text:style-name="T13">:</text:span><text:span text:style-name="T12"> </text:span><text:span text:style-name="T14">surface-</text:span><text:span text:style-name="T12">morphology has been of only incidental concern, for example in investigations in</text:span><text:span text:style-name="T15">to</text:span><text:span text:style-name="T12"> differential-object marking (Eckhoff</text:span><text:span text:style-name="T15"> 2015, 2022)</text:span><text:span text:style-name="T13">, but </text:span><text:span text:style-name="T15">no inflection-class data is </text:span><text:span text:style-name="T16">included</text:span><text:span text:style-name="T15"> in these corpora</text:span><text:span text:style-name="T13">,</text:span><text:span text:style-name="T15"> and phonology has been totally ignored to the extent that some of the texts (esp. Kiev Folia, Codex Suprasliensis</text:span><text:span text:style-name="T13">, and partially Codex Zographensis</text:span><text:span text:style-name="T15">) contain quite severe typographical inconsistencies and errors that make them dangerous to use without reference to the manuscripts.</text:span></text:p>
      <text:p text:style-name="P5"><text:span text:style-name="T8"><text:tab/></text:span>That being said, <text:span text:style-name="T11">enough information is included in </text:span><text:span text:style-name="T13">the lemmatisation and morp</text:span><text:span text:style-name="T16">hology-tagging</text:span><text:span text:style-name="T14"> that, with a few exceptions (e.g. comparatives), </text:span><text:span text:style-name="T11">the </text:span><text:span text:style-name="T17">morphological shape of the </text:span><text:span text:style-name="T11">inflected text-forms can be </text:span><text:span text:style-name="T17">predicted from just the tag-information, provided that inflection-class annotations are added to the lemma</text:span><text:span text:style-name="T18">s</text:span><text:span text:style-name="T17">.</text:span><text:span text:style-name="T19"> This means that the immediate Late Common Slavonic ancestors of surface-text forms can be generated by </text:span><text:span text:style-name="T20">using</text:span><text:span text:style-name="T19"> a database of LCS inflectional-endings,</text:span><text:span text:style-name="T20"> </text:span><text:span text:style-name="T19">reconstructing </text:span><text:span text:style-name="T20">and inflection-class-marking </text:span><text:span text:style-name="T19">the LCS stems of the lemmas, and then </text:span><text:span text:style-name="T20">applying inflectional-endings to the stems according to the </text:span><text:span text:style-name="T21">word's </text:span><text:span text:style-name="T20">morphology-tag</text:span><text:span text:style-name="T21"> annotation</text:span><text:span text:style-name="T20"><text:note text:id="ftn0" text:note-class="footnote"><text:note-citation>1</text:note-citation><text:note-body><text:p text:style-name="P6">Morphological innovations and variations are detected by inspecting the text-forms and then applying 'alternative' endings as specified in the inflectional-endings database, see Section 2 for more detail.</text:p></text:note-body></text:note></text:span><text:span text:style-name="T20">.</text:span><text:span text:style-name="T22"> S</text:span><text:span text:style-name="T21">uch LCS reconstructions are an extremely useful form of 'phonological annotation', since theoretically all the information required to give rise to an attested form </text:span><text:span text:style-name="T23">must</text:span><text:span text:style-name="T21"> be present in a</text:span><text:span text:style-name="T23">ny correct</text:span><text:span text:style-name="T21"> reconstruct</text:span><text:span text:style-name="T23">ed proto-form</text:span><text:span text:style-name="T21">, and the complete regularity of the idealised LCS forms makes texts predictably searchable regardless of orthographic variability, abbreviations, or other irregularities in the surface-texts.</text:span><text:span text:style-name="T8"> When applied to whole texts, </text:span><text:span text:style-name="T24">they make the exhaustive investigation of almost any phonological or orthographic question trivially easy compared to manually reading and extracting relevant forms, or using TOROTs existing lemmatisation and morphology-tagging to try to gather morphological categories which might contain the sound-groups one is interested in</text:span><text:span text:style-name="T25">. </text:span></text:p>
      <text:p text:style-name="P7"><text:span text:style-name="T26"><text:tab/></text:span>Each word being marked for inflection-class also makes morphological investigations easier, since </text:p>
      <text:p text:style-name="P8"/>
      <text:p text:style-name="P9">In the next section my computerised LCS inflectional-morphology and how it can be used to "autoreconstruct" <text:span text:style-name="T27">different </text:span>OCS texts will be described in more detail<text:span text:style-name="T28">, </text:span><text:span text:style-name="T27">as well as some of the challenges caused by </text:span></text:p>
      <text:p text:style-name="P8"/>
      <text:p text:style-name="P4"/>
      <text:p text:style-name="P4"/>
      <text:p text:style-name="P4"/>
      <text:p text:style-name="P10">This article describes a system for furnishi<text:span text:style-name="T29">ng the earliest Slavonic texts (9th-11th century) with phonological and morphological annotations in the form of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8T22:07:24.019365547</meta:creation-date>
    <dc:date>2025-03-19T04:47:28.285815391</dc:date>
    <meta:editing-duration>PT5H20M56S</meta:editing-duration>
    <meta:editing-cycles>32</meta:editing-cycles>
    <meta:generator>LibreOffice/25.2.1.2$Linux_X86_64 LibreOffice_project/520$Build-2</meta:generator>
    <meta:document-statistic meta:table-count="0" meta:image-count="0" meta:object-count="0" meta:page-count="1" meta:paragraph-count="8" meta:word-count="457" meta:character-count="3293" meta:non-whitespace-character-count="2837"/>
  </office:meta>
</office:document-meta>
</file>